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285" officeooo:paragraph-rsid="000b2285"/>
    </style:style>
    <style:style style:name="P2" style:family="paragraph" style:parent-style-name="Standard">
      <style:text-properties officeooo:rsid="0010440c" officeooo:paragraph-rsid="000b2285"/>
    </style:style>
    <style:style style:name="P3" style:family="paragraph" style:parent-style-name="Standard">
      <style:text-properties officeooo:rsid="000d0c79" officeooo:paragraph-rsid="000d0c79"/>
    </style:style>
    <style:style style:name="P4" style:family="paragraph" style:parent-style-name="Standard">
      <style:text-properties officeooo:rsid="000f2d46" officeooo:paragraph-rsid="000f2d46"/>
    </style:style>
    <style:style style:name="P5" style:family="paragraph" style:parent-style-name="Standard">
      <style:text-properties officeooo:rsid="0014d41f" officeooo:paragraph-rsid="0014d41f"/>
    </style:style>
    <style:style style:name="P6" style:family="paragraph" style:parent-style-name="Standard">
      <style:text-properties fo:color="#cccccc" loext:opacity="100%" style:font-name="Droid Sans Mono" fo:font-size="10.5pt" fo:font-weight="normal" officeooo:rsid="000d0c79" officeooo:paragraph-rsid="000d0c79" fo:background-color="#1f1f1f"/>
    </style:style>
    <style:style style:name="P7" style:family="paragraph" style:parent-style-name="Standard">
      <style:text-properties officeooo:rsid="0010440c" officeooo:paragraph-rsid="000b2285"/>
    </style:style>
    <style:style style:name="P8" style:family="paragraph" style:parent-style-name="Standard">
      <style:text-properties officeooo:rsid="0010440c" officeooo:paragraph-rsid="0020625c"/>
    </style:style>
    <style:style style:name="T1" style:family="text">
      <style:text-properties officeooo:rsid="00148aed"/>
    </style:style>
    <style:style style:name="T2" style:family="text">
      <style:text-properties officeooo:rsid="0014d4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 / Github flow:</text:p>
      <text:p text:style-name="P1"/>
      <text:p text:style-name="P2">git reset --hard origin/main</text:p>
      <text:p text:style-name="P8">rm -rf .git</text:p>
      <text:p text:style-name="P2"/>
      <text:p text:style-name="P1">check bransch: <text:tab/><text:tab/>git bransch -a</text:p>
      <text:p text:style-name="P1">create: <text:tab/><text:tab/><text:tab/><text:tab/>git branch {name}</text:p>
      <text:p text:style-name="P1">get to the bransch: <text:tab/><text:tab/>git checkout {name}</text:p>
      <text:p text:style-name="P3">check log: <text:tab/><text:tab/><text:tab/>git l<text:span text:style-name="T1">o</text:span>g</text:p>
      <text:p text:style-name="P4">delete local: <text:tab/><text:tab/><text:tab/>git branch --delete {name}</text:p>
      <text:p text:style-name="P4">delete remote: <text:tab/><text:tab/>git branch --delete -r origin/{name} </text:p>
      <text:p text:style-name="P3"/>
      <text:p text:style-name="P3"/>
      <text:p text:style-name="P3"/>
      <text:p text:style-name="P3">after mergin in guthub webbsite go to master/main branch and do a ”git pull”.</text:p>
      <text:p text:style-name="P3"/>
      <text:p text:style-name="P3"/>
      <text:p text:style-name="P5">User: teophilsimao</text:p>
      <text:p text:style-name="P3"><text:span text:style-name="T2">Pass:</text:span>ZAoaxVfY21jhrFOc</text:p>
      <text:p text:style-name="P3"/>
      <text:p text:style-name="P3">Your current IP address (158.174.22.108) has been added to enable local connectivity. Add another later in</text:p>
      <text:p text:style-name="P3"/>
      <text:p text:style-name="P3"/>
      <text:p text:style-name="P3">herrsimao</text:p>
      <text:p text:style-name="P3">Zdeh8mNwAh2gf0CD</text:p>
      <text:p text:style-name="P6">Zdeh8mNwAh2gf0CD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1:53:46.177977845</meta:creation-date>
    <dc:date>2024-09-22T13:58:23.296195557</dc:date>
    <meta:editing-duration>PT1H29M22S</meta:editing-duration>
    <meta:editing-cycles>6</meta:editing-cycles>
    <meta:generator>LibreOffice/24.2.5.2$Linux_X86_64 LibreOffice_project/420$Build-2</meta:generator>
    <meta:document-statistic meta:table-count="0" meta:image-count="0" meta:object-count="0" meta:page-count="1" meta:paragraph-count="16" meta:word-count="83" meta:character-count="542" meta:non-whitespace-character-count="461"/>
  </office:meta>
</office:document-meta>
</file>